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UL THE PERSECUTOR (8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UL THE PERSECUTOR (8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approves the death of Stephen (8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attempts the destruction of the church (8:2-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AUL THE PERSECUTOR (8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HILIP THE PREACHER (8:4-8, 26-4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PHILIP THE PREACHER (8:4-8, 26-40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His public ministry in Samaria (8:4-8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public ministry in Samaria (8:4-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erson of Philip's message (8:4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ower of Philip's message (8:6-8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power of Philip's message (8:6-8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sick are restored (8:7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ossessed are released (8:6-7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eople rejoice (8:8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public ministry in Samaria (8:4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erson of Philip's message (8:4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ower of Philip's message (8:6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HILIP THE PREACHER (8:4-8, 26-4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is public ministry in Samaria (8:4-8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private ministry in Gaza (8:26-40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private ministry in Gaza (8:26-40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His message from an angel (8:2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is meeting with a eunuch (8:27-4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His meeting with a eunuch (8:27-40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charge given to the eunuch (8:2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onfusion of the eunuch (8:28-3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confusion of the eunuch (8:28-34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passage (8:2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problem (8:29-3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problem (8:29-34):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clarification to the eunuch (8:3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conversion of the eunuch (8:36-3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confusion of the eunuch (8:28-34):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passage (8:28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oblem (8:29-3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4" draw:style-name="a618" draw:master-page-name="Master1-Layout12-tx-Title-and-Text" presentation:presentation-page-layout-name="Master1-PPL12" draw:id="Slide-269">
        <draw:frame draw:id="id109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His meeting with a eunuch (8:27-40)<text:s text:c="1"/></text:span><text:span text:style-name="a620" text:class-names=""/></text:p>
          </draw:text-box>
          <svg:title/>
          <svg:desc/>
        </draw:frame>
        <draw:frame draw:id="id110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charge given to the eunuch (8:2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confusion of the eunuch (8:28-34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5" draw:style-name="a633" draw:master-page-name="Master1-Layout12-tx-Title-and-Text" presentation:presentation-page-layout-name="Master1-PPL12" draw:id="Slide-270">
        <draw:frame draw:id="id111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His private ministry in Gaza (8:26-40)<text:s text:c="1"/></text:span><text:span text:style-name="a635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His message from an angel (8: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meeting with a eunuch (8:27-4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ministry at Azotus (8:38-4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PHILIP THE PREACHER (8:4-8, 26-40)<text:s text:c="1"/></text:span><text:span text:style-name="a653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His public ministry in Samaria (8:4-8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is private ministry in Gaza (8:26-40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2-tx-Title-and-Text" presentation:presentation-page-layout-name="Master1-PPL12" draw:id="Slide-272">
        <draw:frame draw:id="id115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ACTS 8<text:s text:c="1"/></text:span><text:span text:style-name="a668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SAUL THE PERSECUTOR (8:1-3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PHILIP THE PREACHER (8:4-8, 26-4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SIMON THE PRETENDER (8:9-2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-title-Title-Slide" presentation:presentation-page-layout-name="Master1-PPL1" draw:id="Slide-273">
        <draw:frame draw:id="id117" presentation:style-name="a688" draw:name="Title 1" svg:x="1.38in" svg:y="0.83in" svg:width="10.3in" svg:height="4.42in" presentation:class="title" presentation:placeholder="false">
          <draw:text-box>
            <text:p text:style-name="a687" text:class-names="" text:cond-style-name=""><text:span text:style-name="a685" text:class-names="">SIMON THE PRETENDER (8:9-25)<text:s text:c="1"/></text:span><text:span text:style-name="a686" text:class-names=""/></text:p>
          </draw:text-box>
          <svg:title/>
          <svg:desc/>
        </draw:frame>
        <draw:frame draw:id="id118" presentation:style-name="a693" draw:name="Subtitle 2" svg:x="1.38in" svg:y="5.25in" svg:width="10.3in" svg:height="1.85in" presentation:class="subtitle" presentation:placeholder="false">
          <draw:text-box>
            <text:p text:style-name="a690" text:class-names="" text:cond-style-name=""><text:span text:style-name="a689" text:class-names=""><text:s text:c="1"/>The circumstances (8:14-17):<text:s text:c="1"/></text:span></text:p>
            <text:p text:style-name="a692" text:class-names="" text:cond-style-name=""><text:span text:style-name="a691" text:class-names=""/></text:p>
          </draw:text-box>
          <svg:title/>
          <svg:desc/>
        </draw:frame>
      </draw:page>
      <draw:page draw:name="Slide19" draw:style-name="a694" draw:master-page-name="Master1-Layout12-tx-Title-and-Text" presentation:presentation-page-layout-name="Master1-PPL12" draw:id="Slide-274">
        <draw:frame draw:id="id119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circumstances (8:14-17):<text:s text:c="1"/></text:span><text:span text:style-name="a696" text:class-names=""/></text:p>
          </draw:text-box>
          <svg:title/>
          <svg:desc/>
        </draw:frame>
        <draw:frame draw:id="id120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Who they are (8:14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What they do (8:15-17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0" draw:style-name="a709" draw:master-page-name="Master1-Layout12-tx-Title-and-Text" presentation:presentation-page-layout-name="Master1-PPL12" draw:id="Slide-275">
        <draw:frame draw:id="id121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SIMON THE PRETENDER (8:9-25)<text:s text:c="1"/></text:span><text:span text:style-name="a711" text:class-names=""/></text:p>
          </draw:text-box>
          <svg:title/>
          <svg:desc/>
        </draw:frame>
        <draw:frame draw:id="id122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 circumstances (8:14-17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confrontation (8:9-13, 18-25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1" draw:style-name="a724" draw:master-page-name="Master1-Layout12-tx-Title-and-Text" presentation:presentation-page-layout-name="Master1-PPL12" draw:id="Slide-276">
        <draw:frame draw:id="id123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confrontation (8:9-13, 18-25):<text:s text:c="1"/></text:span><text:span text:style-name="a726" text:class-names=""/></text:p>
          </draw:text-box>
          <svg:title/>
          <svg:desc/>
        </draw:frame>
        <draw:frame draw:id="id124" presentation:style-name="a750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he pride of Simon (8:9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popularity of Simon (8:10-11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profession of Simon (8:12-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perversion of Simon (8:18-1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unishment of Simon (8:20-23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lea of Simon (8:24-2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2" draw:style-name="a751" draw:master-page-name="Master1-Layout12-tx-Title-and-Text" presentation:presentation-page-layout-name="Master1-PPL12" draw:id="Slide-277">
        <draw:frame draw:id="id125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SIMON THE PRETENDER (8:9-25)<text:s text:c="1"/></text:span><text:span text:style-name="a753" text:class-names=""/></text:p>
          </draw:text-box>
          <svg:title/>
          <svg:desc/>
        </draw:frame>
        <draw:frame draw:id="id126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circumstances (8:14-17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confrontation (8:9-13, 18-25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3" draw:style-name="a766" draw:master-page-name="Master1-Layout12-tx-Title-and-Text" presentation:presentation-page-layout-name="Master1-PPL12" draw:id="Slide-278">
        <draw:frame draw:id="id127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ACTS 8<text:s text:c="1"/></text:span><text:span text:style-name="a768" text:class-names=""/></text:p>
          </draw:text-box>
          <svg:title/>
          <svg:desc/>
        </draw:frame>
        <draw:frame draw:id="id128" presentation:style-name="a783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SAUL THE PERSECUTOR (8:1-3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PHILIP THE PREACHER (8:4-8, 26-40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SIMON THE PRETENDER (8:9-25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8 </dc:title>
    <meta:initial-creator>David STRICKLAND</meta:initial-creator>
    <dc:creator>David STRICKLAND</dc:creator>
    <meta:creation-date>2020-02-22T17:29:42Z</meta:creation-date>
    <dc:date>2020-02-22T17:29:43Z</dc:date>
    <meta:template xlink:href="BibleStudy" xlink:type="simple"/>
    <meta:editing-cycles>1</meta:editing-cycles>
    <meta:editing-duration>PT0S</meta:editing-duration>
    <meta:document-statistic meta:paragraph-count="74" meta:word-count="562"/>
  </office:meta>
</office:document-meta>
</file>